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1dab35" officeooo:paragraph-rsid="001dab35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2386e4" officeooo:paragraph-rsid="002386e4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23f874" officeooo:paragraph-rsid="0023f874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dab35" officeooo:paragraph-rsid="001dab35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e1d93" officeooo:paragraph-rsid="001e1d93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200c98" officeooo:paragraph-rsid="00200c98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1cd99" officeooo:paragraph-rsid="0021cd99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386e4" officeooo:paragraph-rsid="002386e4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23f874" officeooo:paragraph-rsid="0023f874" style:font-weight-asian="bold" style:font-weight-complex="bold"/>
    </style:style>
    <style:style style:name="P1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rsid="00200c98" officeooo:paragraph-rsid="00200c98" style:font-weight-asian="bold" style:font-weight-complex="bold"/>
    </style:style>
    <style:style style:name="P1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bold" officeooo:rsid="00200c98" officeooo:paragraph-rsid="00200c98" style:font-weight-asian="bold" style:font-weight-complex="bold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normal" officeooo:rsid="001dab35" officeooo:paragraph-rsid="001dab35" style:font-weight-asian="normal" style:font-weight-complex="normal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normal" officeooo:rsid="00200c98" officeooo:paragraph-rsid="00200c98" style:font-weight-asian="normal" style:font-weight-complex="normal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normal" officeooo:rsid="00210544" officeooo:paragraph-rsid="00210544" style:font-weight-asian="normal" style:font-weight-complex="normal"/>
    </style:style>
    <style:style style:name="P16" style:family="paragraph" style:parent-style-name="Text_20_body">
      <style:paragraph-properties fo:margin-left="1.251cm" fo:margin-right="0cm" fo:margin-top="0.079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normal" officeooo:rsid="00200c98" officeooo:paragraph-rsid="00200c98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0544"/>
    </style:style>
    <style:style style:name="T3" style:family="text">
      <style:text-properties officeooo:rsid="0028bb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Boot Raspberry Pi from USB instead of SD card</text:h>
      <text:p text:style-name="P6"/>
      <text:p text:style-name="P1">This process is done using Ubuntu or similar Linux Distro.<text:line-break/><text:line-break/></text:p>
      <text:p text:style-name="P4">Prepare USB: </text:p>
      <text:p text:style-name="P13">Open GParted, and select the USB.</text:p>
      <text:p text:style-name="P13">Unmount USB and format drive as fat32.</text:p>
      <text:p text:style-name="P13"/>
      <text:p text:style-name="P1"/>
      <text:p text:style-name="P4">Burn image to USB:</text:p>
      <text:p text:style-name="P13">Open terminal <text:span text:style-name="T2">as root</text:span></text:p>
      <text:p text:style-name="P15">install pv “sudo apt-get install pv</text:p>
      <text:p text:style-name="P13">run “dd if=path/to/image <text:span text:style-name="T2">| pv |</text:span> of=path/to/USB”</text:p>
      <text:p text:style-name="P13"><text:s/>It should have one fat16 partition and one ext4 partition and maybe some unallocated space</text:p>
      <text:p text:style-name="P13"/>
      <text:p text:style-name="P1"/>
      <text:p text:style-name="P5">Prepare SD card:</text:p>
      <text:p text:style-name="P14">Insert your SD card and navigate to it in GParted, /dev/sdc in my case.</text:p>
      <text:p text:style-name="P14">Unmount it and delete the partition.</text:p>
      <text:p text:style-name="P14">Add a new partition and make sure it is 56 MB in size while being labeled "boot" and being a fat16 file system. The point is to clone the boot partition on the flash drive over to the SD card because the Raspberry Pi can't completely boot from a flash drive.</text:p>
      <text:p text:style-name="P14">Then click "manage flags" and add the "lba" flag and you're done prepping the SD card.</text:p>
      <text:p text:style-name="P5"/>
      <text:p text:style-name="P8">Clone USB boot partition to SD Card:</text:p>
      <text:p text:style-name="P8"><text:tab/><text:span text:style-name="T1">dd if=/dev/sdb1 | pv | of=/dev/sdc1</text:span></text:p>
      <text:p text:style-name="P5"/>
      <text:p text:style-name="P9">Set to boot from USB:</text:p>
      <text:p text:style-name="P2"><text:tab/>Open “cmdline.txt” on SD card boot partition</text:p>
      <text:p text:style-name="P2"><text:tab/>Change the line from "root=/dev/mmcblk0p2" to "root=/dev/sda2"</text:p>
      <text:p text:style-name="P10"><text:soft-page-break/>Finalise USB:</text:p>
      <text:p text:style-name="P10"><text:tab/><text:span text:style-name="T1">Delete the fat16 "boot" partition, "/dev/sdb1" in my case.</text:span></text:p>
      <text:p text:style-name="P3"><text:tab/>Then resize the ext4 partition by clicking "resize/move" and dragging each end of the <text:tab/>partitions to the corresponding ends.</text:p>
      <text:p text:style-name="P5"/>
      <text:p text:style-name="P5"/>
      <text:p text:style-name="P7">Alternate Steps:</text:p>
      <text:p text:style-name="P11">hi all</text:p>
      <text:p text:style-name="P16">so it works for me WITHOUT SD card (RPi 3) just the USB stick (old Transcend 16gb). the steps somewhat different. I used WinImage to create SD and USB.</text:p>
      <text:p text:style-name="P16">1. created SD card with Jessie light (2017-07-05-raspbian-jessie-lite.img)</text:p>
      <text:p text:style-name="P16">2. created USB stick with same image</text:p>
      <text:p text:style-name="P16">3. booted from SD card, updated, upgraded and added on config.txt the line:</text:p>
      <text:p text:style-name="P16">program_usb_boot_mode=1</text:p>
      <text:p text:style-name="P16">4. rebooted and checked USB boot enabled with:</text:p>
      <text:p text:style-name="P16">vcgencmd otp_dump | grep 17:</text:p>
      <text:p text:style-name="P16">i got the OK message : 17:3020000a</text:p>
      <text:p text:style-name="P16">5. power-off and removed SD</text:p>
      <text:p text:style-name="P16">6. power-on and after ~ 15 sec it came on-line, resized automatically the 2nd partition (sda2), rebooted again and it runs OK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0:53:51.189000000</meta:creation-date>
    <meta:editing-duration>PT2H39M16S</meta:editing-duration>
    <meta:editing-cycles>7</meta:editing-cycles>
    <meta:generator>LibreOffice/5.3.3.2$Windows_x86 LibreOffice_project/3d9a8b4b4e538a85e0782bd6c2d430bafe583448</meta:generator>
    <dc:date>2017-10-18T18:00:26.836000000</dc:date>
    <meta:document-statistic meta:table-count="0" meta:image-count="0" meta:object-count="0" meta:page-count="2" meta:paragraph-count="35" meta:word-count="331" meta:character-count="1907" meta:non-whitespace-character-count="1601"/>
  </office:meta>
</office:document-meta>
</file>